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4559in" svg:height="7.3008in" svg:x="3.224in" svg:y="1.1197in">
            <draw:object draw:notify-on-update-of-ranges="Sheet1.B3:Sheet1.B39 Sheet1.E2:Sheet1.E2 Sheet1.E3:Sheet1.E39 Sheet1.B3:Sheet1.B39 Sheet1.G2:Sheet1.G2 Sheet1.G3:Sheet1.G39 Sheet1.B3:Sheet1.B39 Sheet1.L2:Sheet1.L2 Sheet1.L3:Sheet1.L39 Sheet1.B3:Sheet1.B39 Sheet1.J2:Sheet1.J2 Sheet1.J3:Sheet1.J3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7"/>
          <table:table-cell office:value-type="string" calcext:value-type="string">
            <text:p>.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mirror</text:p>
          </table:table-cell>
          <table:table-cell/>
          <table:table-cell office:value-type="string" calcext:value-type="string">
            <text:p>ZnS</text:p>
          </table:table-cell>
          <table:table-cell table:number-columns-repeated="2"/>
          <table:table-cell office:value-type="string" calcext:value-type="string">
            <text:p>Fresnel reflection</text:p>
          </table:table-cell>
          <table:table-cell/>
          <table:table-cell office:value-type="string" calcext:value-type="string">
            <text:p>Grating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(315-[.A3])" office:value-type="float" office:value="70" calcext:value-type="float">
            <text:p>70</text:p>
          </table:table-cell>
          <table:table-cell table:formula="of:=(315-[.A3])/180*PI()" office:value-type="float" office:value="1.22173047639603" calcext:value-type="float">
            <text:p>1.2217304764</text:p>
          </table:table-cell>
          <table:table-cell table:number-columns-repeated="4"/>
          <table:table-cell table:formula="of:=(2.2008*COS([.C3])-SQRT(1-SIN([.C3])*SIN([.C3])/2.2008/2.2008))/(2.2008*COS([.C3])+SQRT(1-SIN([.C3])*SIN([.C3])/2.2008/2.2008))" office:value-type="float" office:value="-0.0914580717961543" calcext:value-type="float">
            <text:p>-0.0914580718</text:p>
          </table:table-cell>
          <table:table-cell table:formula="of:=[.H3]*[.H3]" office:value-type="float" office:value="0.00836457889667051" calcext:value-type="float">
            <text:p>0.0083645789</text:p>
          </table:table-cell>
          <table:table-cell table:formula="of:=[.H3]*[.H3]*160000" office:value-type="float" office:value="1338.33262346728" calcext:value-type="float">
            <text:p>1338.3326234673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(315-[.A4])" office:value-type="float" office:value="69" calcext:value-type="float">
            <text:p>69</text:p>
          </table:table-cell>
          <table:table-cell table:formula="of:=(315-[.A4])/180*PI()" office:value-type="float" office:value="1.20427718387609" calcext:value-type="float">
            <text:p>1.2042771839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[.F4]*10" office:value-type="float" office:value="670" calcext:value-type="float">
            <text:p>670</text:p>
          </table:table-cell>
          <table:table-cell table:formula="of:=(2.2008*COS([.C4])-SQRT(1-SIN([.C4])*SIN([.C4])/2.2008/2.2008))/(2.2008*COS([.C4])+SQRT(1-SIN([.C4])*SIN([.C4])/2.2008/2.2008))" office:value-type="float" office:value="-0.06898103529971" calcext:value-type="float">
            <text:p>-0.0689810353</text:p>
          </table:table-cell>
          <table:table-cell table:formula="of:=[.H4]*[.H4]" office:value-type="float" office:value="0.00475838323101983" calcext:value-type="float">
            <text:p>0.0047583832</text:p>
          </table:table-cell>
          <table:table-cell table:formula="of:=[.H4]*[.H4]*160000" office:value-type="float" office:value="761.341316963173" calcext:value-type="float">
            <text:p>761.3413169632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(315-[.A5])" office:value-type="float" office:value="68" calcext:value-type="float">
            <text:p>68</text:p>
          </table:table-cell>
          <table:table-cell table:formula="of:=(315-[.A5])/180*PI()" office:value-type="float" office:value="1.18682389135614" calcext:value-type="float">
            <text:p>1.1868238914</text:p>
          </table:table-cell>
          <table:table-cell table:number-columns-repeated="4"/>
          <table:table-cell table:formula="of:=(2.2008*COS([.C5])-SQRT(1-SIN([.C5])*SIN([.C5])/2.2008/2.2008))/(2.2008*COS([.C5])+SQRT(1-SIN([.C5])*SIN([.C5])/2.2008/2.2008))" office:value-type="float" office:value="-0.0476446313970306" calcext:value-type="float">
            <text:p>-0.0476446314</text:p>
          </table:table-cell>
          <table:table-cell table:formula="of:=[.H5]*[.H5]" office:value-type="float" office:value="0.00227001090095891" calcext:value-type="float">
            <text:p>0.0022700109</text:p>
          </table:table-cell>
          <table:table-cell table:formula="of:=[.H5]*[.H5]*160000" office:value-type="float" office:value="363.201744153426" calcext:value-type="float">
            <text:p>363.2017441534</text:p>
          </table:table-cell>
          <table:table-cell office:value-type="float" office:value="364" calcext:value-type="float">
            <text:p>364</text:p>
          </table:table-cell>
          <table:table-cell table:formula="of:=[.K5]*10^(0.6)" office:value-type="float" office:value="1449.11010081473" calcext:value-type="float">
            <text:p>1449.110100814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315-[.A6])" office:value-type="float" office:value="67" calcext:value-type="float">
            <text:p>67</text:p>
          </table:table-cell>
          <table:table-cell table:formula="of:=(315-[.A6])/180*PI()" office:value-type="float" office:value="1.1693705988362" calcext:value-type="float">
            <text:p>1.1693705988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[.F6]*10" office:value-type="float" office:value="670" calcext:value-type="float">
            <text:p>670</text:p>
          </table:table-cell>
          <table:table-cell table:formula="of:=(2.2008*COS([.C6])-SQRT(1-SIN([.C6])*SIN([.C6])/2.2008/2.2008))/(2.2008*COS([.C6])+SQRT(1-SIN([.C6])*SIN([.C6])/2.2008/2.2008))" office:value-type="float" office:value="-0.0273754737912058" calcext:value-type="float">
            <text:p>-0.0273754738</text:p>
          </table:table-cell>
          <table:table-cell table:formula="of:=[.H6]*[.H6]" office:value-type="float" office:value="0.000749416565292994" calcext:value-type="float">
            <text:p>0.0007494166</text:p>
          </table:table-cell>
          <table:table-cell table:formula="of:=[.H6]*[.H6]*160000" office:value-type="float" office:value="119.906650446879" calcext:value-type="float">
            <text:p>119.9066504469</text:p>
          </table:table-cell>
          <table:table-cell office:value-type="float" office:value="376" calcext:value-type="float">
            <text:p>376</text:p>
          </table:table-cell>
          <table:table-cell table:formula="of:=[.K6]*10^(0.6)" office:value-type="float" office:value="1496.88296128115" calcext:value-type="float">
            <text:p>1496.882961281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(315-[.A7])" office:value-type="float" office:value="66" calcext:value-type="float">
            <text:p>66</text:p>
          </table:table-cell>
          <table:table-cell table:formula="of:=(315-[.A7])/180*PI()" office:value-type="float" office:value="1.15191730631626" calcext:value-type="float">
            <text:p>1.1519173063</text:p>
          </table:table-cell>
          <table:table-cell table:number-columns-repeated="4"/>
          <table:table-cell table:formula="of:=(2.2008*COS([.C7])-SQRT(1-SIN([.C7])*SIN([.C7])/2.2008/2.2008))/(2.2008*COS([.C7])+SQRT(1-SIN([.C7])*SIN([.C7])/2.2008/2.2008))" office:value-type="float" office:value="-0.00810625081916911" calcext:value-type="float">
            <text:p>-0.0081062508</text:p>
          </table:table-cell>
          <table:table-cell table:formula="of:=[.H7]*[.H7]" office:value-type="float" office:value="0.0000657113023432799" calcext:value-type="float">
            <text:p>6.57113023432799E-005</text:p>
          </table:table-cell>
          <table:table-cell table:formula="of:=[.H7]*[.H7]*160000" office:value-type="float" office:value="10.5138083749248" calcext:value-type="float">
            <text:p>10.5138083749</text:p>
          </table:table-cell>
          <table:table-cell office:value-type="float" office:value="412" calcext:value-type="float">
            <text:p>412</text:p>
          </table:table-cell>
          <table:table-cell table:formula="of:=[.K7]*10^(0.6)" office:value-type="float" office:value="1640.20154268041" calcext:value-type="float">
            <text:p>1640.20154268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(315-[.A8])" office:value-type="float" office:value="65" calcext:value-type="float">
            <text:p>65</text:p>
          </table:table-cell>
          <table:table-cell table:formula="of:=(315-[.A8])/180*PI()" office:value-type="float" office:value="1.13446401379631" calcext:value-type="float">
            <text:p>1.1344640138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[.F8]*10" office:value-type="float" office:value="880" calcext:value-type="float">
            <text:p>880</text:p>
          </table:table-cell>
          <table:table-cell table:formula="of:=(2.2008*COS([.C8])-SQRT(1-SIN([.C8])*SIN([.C8])/2.2008/2.2008))/(2.2008*COS([.C8])+SQRT(1-SIN([.C8])*SIN([.C8])/2.2008/2.2008))" office:value-type="float" office:value="0.0102248867714239" calcext:value-type="float">
            <text:p>0.0102248868</text:p>
          </table:table-cell>
          <table:table-cell table:formula="of:=[.H8]*[.H8]" office:value-type="float" office:value="0.00010454830948844" calcext:value-type="float">
            <text:p>0.0001045483</text:p>
          </table:table-cell>
          <table:table-cell table:formula="of:=[.H8]*[.H8]*160000" office:value-type="float" office:value="16.7277295181504" calcext:value-type="float">
            <text:p>16.7277295182</text:p>
          </table:table-cell>
          <table:table-cell office:value-type="float" office:value="412" calcext:value-type="float">
            <text:p>412</text:p>
          </table:table-cell>
          <table:table-cell table:formula="of:=[.K8]*10^(0.6)" office:value-type="float" office:value="1640.20154268041" calcext:value-type="float">
            <text:p>1640.201542680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(315-[.A9])" office:value-type="float" office:value="64" calcext:value-type="float">
            <text:p>64</text:p>
          </table:table-cell>
          <table:table-cell table:formula="of:=(315-[.A9])/180*PI()" office:value-type="float" office:value="1.11701072127637" calcext:value-type="float">
            <text:p>1.1170107213</text:p>
          </table:table-cell>
          <table:table-cell table:number-columns-repeated="4"/>
          <table:table-cell table:formula="of:=(2.2008*COS([.C9])-SQRT(1-SIN([.C9])*SIN([.C9])/2.2008/2.2008))/(2.2008*COS([.C9])+SQRT(1-SIN([.C9])*SIN([.C9])/2.2008/2.2008))" office:value-type="float" office:value="0.027674865188386" calcext:value-type="float">
            <text:p>0.0276748652</text:p>
          </table:table-cell>
          <table:table-cell table:formula="of:=[.H9]*[.H9]" office:value-type="float" office:value="0.000765898163195342" calcext:value-type="float">
            <text:p>0.0007658982</text:p>
          </table:table-cell>
          <table:table-cell table:formula="of:=[.H9]*[.H9]*160000" office:value-type="float" office:value="122.543706111255" calcext:value-type="float">
            <text:p>122.5437061113</text:p>
          </table:table-cell>
          <table:table-cell office:value-type="float" office:value="580" calcext:value-type="float">
            <text:p>580</text:p>
          </table:table-cell>
          <table:table-cell table:formula="of:=[.K9]*10^(0.6)" office:value-type="float" office:value="2309.02158921028" calcext:value-type="float">
            <text:p>2309.021589210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315-[.A10])" office:value-type="float" office:value="63" calcext:value-type="float">
            <text:p>63</text:p>
          </table:table-cell>
          <table:table-cell table:formula="of:=(315-[.A10])/180*PI()" office:value-type="float" office:value="1.09955742875643" calcext:value-type="float">
            <text:p>1.099557428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[.F10]*10" office:value-type="float" office:value="1200" calcext:value-type="float">
            <text:p>1200</text:p>
          </table:table-cell>
          <table:table-cell table:formula="of:=(2.2008*COS([.C10])-SQRT(1-SIN([.C10])*SIN([.C10])/2.2008/2.2008))/(2.2008*COS([.C10])+SQRT(1-SIN([.C10])*SIN([.C10])/2.2008/2.2008))" office:value-type="float" office:value="0.0442961640247406" calcext:value-type="float">
            <text:p>0.044296164</text:p>
          </table:table-cell>
          <table:table-cell table:formula="of:=[.H10]*[.H10]" office:value-type="float" office:value="0.00196215014730672" calcext:value-type="float">
            <text:p>0.0019621501</text:p>
          </table:table-cell>
          <table:table-cell table:formula="of:=[.H10]*[.H10]*160000" office:value-type="float" office:value="313.944023569075" calcext:value-type="float">
            <text:p>313.9440235691</text:p>
          </table:table-cell>
          <table:table-cell office:value-type="float" office:value="568" calcext:value-type="float">
            <text:p>568</text:p>
          </table:table-cell>
          <table:table-cell table:formula="of:=[.K10]*10^(0.6)" office:value-type="float" office:value="2261.24872874386" calcext:value-type="float">
            <text:p>2261.248728743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(315-[.A11])" office:value-type="float" office:value="62" calcext:value-type="float">
            <text:p>62</text:p>
          </table:table-cell>
          <table:table-cell table:formula="of:=(315-[.A11])/180*PI()" office:value-type="float" office:value="1.08210413623648" calcext:value-type="float">
            <text:p>1.0821041362</text:p>
          </table:table-cell>
          <table:table-cell table:number-columns-repeated="4"/>
          <table:table-cell table:formula="of:=(2.2008*COS([.C11])-SQRT(1-SIN([.C11])*SIN([.C11])/2.2008/2.2008))/(2.2008*COS([.C11])+SQRT(1-SIN([.C11])*SIN([.C11])/2.2008/2.2008))" office:value-type="float" office:value="0.0601372381585697" calcext:value-type="float">
            <text:p>0.0601372382</text:p>
          </table:table-cell>
          <table:table-cell table:formula="of:=[.H11]*[.H11]" office:value-type="float" office:value="0.00361648741334053" calcext:value-type="float">
            <text:p>0.0036164874</text:p>
          </table:table-cell>
          <table:table-cell table:formula="of:=[.H11]*[.H11]*160000" office:value-type="float" office:value="578.637986134485" calcext:value-type="float">
            <text:p>578.6379861345</text:p>
          </table:table-cell>
          <table:table-cell office:value-type="float" office:value="640" calcext:value-type="float">
            <text:p>640</text:p>
          </table:table-cell>
          <table:table-cell table:formula="of:=[.K11]*10^(0.6)" office:value-type="float" office:value="2547.88589154238" calcext:value-type="float">
            <text:p>2547.885891542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(315-[.A12])" office:value-type="float" office:value="61" calcext:value-type="float">
            <text:p>61</text:p>
          </table:table-cell>
          <table:table-cell table:formula="of:=(315-[.A12])/180*PI()" office:value-type="float" office:value="1.06465084371654" calcext:value-type="float">
            <text:p>1.0646508437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formula="of:=[.F12]*10" office:value-type="float" office:value="1560" calcext:value-type="float">
            <text:p>1560</text:p>
          </table:table-cell>
          <table:table-cell table:formula="of:=(2.2008*COS([.C12])-SQRT(1-SIN([.C12])*SIN([.C12])/2.2008/2.2008))/(2.2008*COS([.C12])+SQRT(1-SIN([.C12])*SIN([.C12])/2.2008/2.2008))" office:value-type="float" office:value="0.0752428922705136" calcext:value-type="float">
            <text:p>0.0752428923</text:p>
          </table:table-cell>
          <table:table-cell table:formula="of:=[.H12]*[.H12]" office:value-type="float" office:value="0.00566149283723211" calcext:value-type="float">
            <text:p>0.0056614928</text:p>
          </table:table-cell>
          <table:table-cell table:formula="of:=[.H12]*[.H12]*160000" office:value-type="float" office:value="905.838853957138" calcext:value-type="float">
            <text:p>905.8388539571</text:p>
          </table:table-cell>
          <table:table-cell office:value-type="float" office:value="804" calcext:value-type="float">
            <text:p>804</text:p>
          </table:table-cell>
          <table:table-cell table:formula="of:=[.K12]*10^(0.6)" office:value-type="float" office:value="3200.78165125012" calcext:value-type="float">
            <text:p>3200.781651250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(315-[.A13])" office:value-type="float" office:value="60" calcext:value-type="float">
            <text:p>60</text:p>
          </table:table-cell>
          <table:table-cell table:formula="of:=(315-[.A13])/180*PI()" office:value-type="float" office:value="1.0471975511966" calcext:value-type="float">
            <text:p>1.0471975512</text:p>
          </table:table-cell>
          <table:table-cell table:number-columns-repeated="4"/>
          <table:table-cell table:formula="of:=(2.2008*COS([.C13])-SQRT(1-SIN([.C13])*SIN([.C13])/2.2008/2.2008))/(2.2008*COS([.C13])+SQRT(1-SIN([.C13])*SIN([.C13])/2.2008/2.2008))" office:value-type="float" office:value="0.0896546140756306" calcext:value-type="float">
            <text:p>0.0896546141</text:p>
          </table:table-cell>
          <table:table-cell table:formula="of:=[.H13]*[.H13]" office:value-type="float" office:value="0.00803794982505025" calcext:value-type="float">
            <text:p>0.0080379498</text:p>
          </table:table-cell>
          <table:table-cell table:formula="of:=[.H13]*[.H13]*160000" office:value-type="float" office:value="1286.07197200804" calcext:value-type="float">
            <text:p>1286.071972008</text:p>
          </table:table-cell>
          <table:table-cell office:value-type="float" office:value="828" calcext:value-type="float">
            <text:p>828</text:p>
          </table:table-cell>
          <table:table-cell table:formula="of:=[.K13]*10^(0.6)" office:value-type="float" office:value="3296.32737218296" calcext:value-type="float">
            <text:p>3296.3273721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315-[.A14])" office:value-type="float" office:value="59" calcext:value-type="float">
            <text:p>59</text:p>
          </table:table-cell>
          <table:table-cell table:formula="of:=(315-[.A14])/180*PI()" office:value-type="float" office:value="1.02974425867665" calcext:value-type="float">
            <text:p>1.0297442587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table:formula="of:=[.F14]*10" office:value-type="float" office:value="1840" calcext:value-type="float">
            <text:p>1840</text:p>
          </table:table-cell>
          <table:table-cell table:formula="of:=(2.2008*COS([.C14])-SQRT(1-SIN([.C14])*SIN([.C14])/2.2008/2.2008))/(2.2008*COS([.C14])+SQRT(1-SIN([.C14])*SIN([.C14])/2.2008/2.2008))" office:value-type="float" office:value="0.103410871486059" calcext:value-type="float">
            <text:p>0.1034108715</text:p>
          </table:table-cell>
          <table:table-cell table:formula="of:=[.H14]*[.H14]" office:value-type="float" office:value="0.0106938083415062" calcext:value-type="float">
            <text:p>0.0106938083</text:p>
          </table:table-cell>
          <table:table-cell table:formula="of:=[.H14]*[.H14]*160000" office:value-type="float" office:value="1711.00933464099" calcext:value-type="float">
            <text:p>1711.009334641</text:p>
          </table:table-cell>
          <table:table-cell office:value-type="float" office:value="864" calcext:value-type="float">
            <text:p>864</text:p>
          </table:table-cell>
          <table:table-cell table:formula="of:=[.K14]*10^(0.6)" office:value-type="float" office:value="3439.64595358222" calcext:value-type="float">
            <text:p>3439.645953582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(315-[.A15])" office:value-type="float" office:value="58" calcext:value-type="float">
            <text:p>58</text:p>
          </table:table-cell>
          <table:table-cell table:formula="of:=(315-[.A15])/180*PI()" office:value-type="float" office:value="1.01229096615671" calcext:value-type="float">
            <text:p>1.0122909662</text:p>
          </table:table-cell>
          <table:table-cell table:number-columns-repeated="4"/>
          <table:table-cell table:formula="of:=(2.2008*COS([.C15])-SQRT(1-SIN([.C15])*SIN([.C15])/2.2008/2.2008))/(2.2008*COS([.C15])+SQRT(1-SIN([.C15])*SIN([.C15])/2.2008/2.2008))" office:value-type="float" office:value="0.116547378181043" calcext:value-type="float">
            <text:p>0.1165473782</text:p>
          </table:table-cell>
          <table:table-cell table:formula="of:=[.H15]*[.H15]" office:value-type="float" office:value="0.013583291360875" calcext:value-type="float">
            <text:p>0.0135832914</text:p>
          </table:table-cell>
          <table:table-cell table:formula="of:=[.H15]*[.H15]*160000" office:value-type="float" office:value="2173.32661774" calcext:value-type="float">
            <text:p>2173.32661774</text:p>
          </table:table-cell>
          <table:table-cell office:value-type="float" office:value="1110" calcext:value-type="float">
            <text:p>1110</text:p>
          </table:table-cell>
          <table:table-cell table:formula="of:=[.K15]*10^(0.6)" office:value-type="float" office:value="4418.98959314382" calcext:value-type="float">
            <text:p>4418.989593143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(315-[.A16])" office:value-type="float" office:value="57" calcext:value-type="float">
            <text:p>57</text:p>
          </table:table-cell>
          <table:table-cell table:formula="of:=(315-[.A16])/180*PI()" office:value-type="float" office:value="0.994837673636768" calcext:value-type="float">
            <text:p>0.994837673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formula="of:=[.F16]*10" office:value-type="float" office:value="2500" calcext:value-type="float">
            <text:p>2500</text:p>
          </table:table-cell>
          <table:table-cell table:formula="of:=(2.2008*COS([.C16])-SQRT(1-SIN([.C16])*SIN([.C16])/2.2008/2.2008))/(2.2008*COS([.C16])+SQRT(1-SIN([.C16])*SIN([.C16])/2.2008/2.2008))" office:value-type="float" office:value="0.129097331436928" calcext:value-type="float">
            <text:p>0.1290973314</text:p>
          </table:table-cell>
          <table:table-cell table:formula="of:=[.H16]*[.H16]" office:value-type="float" office:value="0.016666120984136" calcext:value-type="float">
            <text:p>0.016666121</text:p>
          </table:table-cell>
          <table:table-cell table:formula="of:=[.H16]*[.H16]*160000" office:value-type="float" office:value="2666.57935746175" calcext:value-type="float">
            <text:p>2666.5793574618</text:p>
          </table:table-cell>
          <table:table-cell office:value-type="float" office:value="1340" calcext:value-type="float">
            <text:p>1340</text:p>
          </table:table-cell>
          <table:table-cell table:formula="of:=[.K16]*10^(0.6)" office:value-type="float" office:value="5334.63608541686" calcext:value-type="float">
            <text:p>5334.636085416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(315-[.A17])" office:value-type="float" office:value="56" calcext:value-type="float">
            <text:p>56</text:p>
          </table:table-cell>
          <table:table-cell table:formula="of:=(315-[.A17])/180*PI()" office:value-type="float" office:value="0.977384381116825" calcext:value-type="float">
            <text:p>0.9773843811</text:p>
          </table:table-cell>
          <table:table-cell table:number-columns-repeated="4"/>
          <table:table-cell table:formula="of:=(2.2008*COS([.C17])-SQRT(1-SIN([.C17])*SIN([.C17])/2.2008/2.2008))/(2.2008*COS([.C17])+SQRT(1-SIN([.C17])*SIN([.C17])/2.2008/2.2008))" office:value-type="float" office:value="0.141091625541876" calcext:value-type="float">
            <text:p>0.1410916255</text:p>
          </table:table-cell>
          <table:table-cell table:formula="of:=[.H17]*[.H17]" office:value-type="float" office:value="0.0199068467980488" calcext:value-type="float">
            <text:p>0.0199068468</text:p>
          </table:table-cell>
          <table:table-cell table:formula="of:=[.H17]*[.H17]*160000" office:value-type="float" office:value="3185.09548768781" calcext:value-type="float">
            <text:p>3185.0954876878</text:p>
          </table:table-cell>
          <table:table-cell office:value-type="float" office:value="1260" calcext:value-type="float">
            <text:p>1260</text:p>
          </table:table-cell>
          <table:table-cell table:formula="of:=[.K17]*10^(0.6)" office:value-type="float" office:value="5016.15034897407" calcext:value-type="float">
            <text:p>5016.150348974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315-[.A18])" office:value-type="float" office:value="55" calcext:value-type="float">
            <text:p>55</text:p>
          </table:table-cell>
          <table:table-cell table:formula="of:=(315-[.A18])/180*PI()" office:value-type="float" office:value="0.959931088596881" calcext:value-type="float">
            <text:p>0.9599310886</text:p>
          </table:table-cell>
          <table:table-cell office:value-type="float" office:value="3.88" calcext:value-type="float">
            <text:p>3.88</text:p>
          </table:table-cell>
          <table:table-cell table:formula="of:=[.D18]*1000*10" office:value-type="float" office:value="38800" calcext:value-type="float">
            <text:p>38800</text:p>
          </table:table-cell>
          <table:table-cell office:value-type="float" office:value="290" calcext:value-type="float">
            <text:p>290</text:p>
          </table:table-cell>
          <table:table-cell table:formula="of:=[.F18]*10" office:value-type="float" office:value="2900" calcext:value-type="float">
            <text:p>2900</text:p>
          </table:table-cell>
          <table:table-cell table:formula="of:=(2.2008*COS([.C18])-SQRT(1-SIN([.C18])*SIN([.C18])/2.2008/2.2008))/(2.2008*COS([.C18])+SQRT(1-SIN([.C18])*SIN([.C18])/2.2008/2.2008))" office:value-type="float" office:value="0.152559043672124" calcext:value-type="float">
            <text:p>0.1525590437</text:p>
          </table:table-cell>
          <table:table-cell table:formula="of:=[.H18]*[.H18]" office:value-type="float" office:value="0.023274261806153" calcext:value-type="float">
            <text:p>0.0232742618</text:p>
          </table:table-cell>
          <table:table-cell table:formula="of:=[.H18]*[.H18]*160000" office:value-type="float" office:value="3723.88188898448" calcext:value-type="float">
            <text:p>3723.8818889845</text:p>
          </table:table-cell>
          <table:table-cell office:value-type="float" office:value="1380" calcext:value-type="float">
            <text:p>1380</text:p>
          </table:table-cell>
          <table:table-cell table:formula="of:=[.K18]*10^(0.6)" office:value-type="float" office:value="5493.87895363826" calcext:value-type="float">
            <text:p>5493.878953638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(315-[.A19])" office:value-type="float" office:value="54" calcext:value-type="float">
            <text:p>54</text:p>
          </table:table-cell>
          <table:table-cell table:formula="of:=(315-[.A19])/180*PI()" office:value-type="float" office:value="0.942477796076938" calcext:value-type="float">
            <text:p>0.9424777961</text:p>
          </table:table-cell>
          <table:table-cell office:value-type="float" office:value="3.94" calcext:value-type="float">
            <text:p>3.94</text:p>
          </table:table-cell>
          <table:table-cell table:formula="of:=[.D19]*1000*10" office:value-type="float" office:value="39400" calcext:value-type="float">
            <text:p>39400</text:p>
          </table:table-cell>
          <table:table-cell table:number-columns-repeated="2"/>
          <table:table-cell table:formula="of:=(2.2008*COS([.C19])-SQRT(1-SIN([.C19])*SIN([.C19])/2.2008/2.2008))/(2.2008*COS([.C19])+SQRT(1-SIN([.C19])*SIN([.C19])/2.2008/2.2008))" office:value-type="float" office:value="0.163526430725396" calcext:value-type="float">
            <text:p>0.1635264307</text:p>
          </table:table-cell>
          <table:table-cell table:formula="of:=[.H19]*[.H19]" office:value-type="float" office:value="0.0267408935457876" calcext:value-type="float">
            <text:p>0.0267408935</text:p>
          </table:table-cell>
          <table:table-cell table:formula="of:=[.H19]*[.H19]*160000" office:value-type="float" office:value="4278.54296732602" calcext:value-type="float">
            <text:p>4278.542967326</text:p>
          </table:table-cell>
          <table:table-cell office:value-type="float" office:value="2340" calcext:value-type="float">
            <text:p>2340</text:p>
          </table:table-cell>
          <table:table-cell table:formula="of:=[.K19]*10^(0.6)" office:value-type="float" office:value="9315.70779095184" calcext:value-type="float">
            <text:p>9315.707790951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(315-[.A20])" office:value-type="float" office:value="53" calcext:value-type="float">
            <text:p>53</text:p>
          </table:table-cell>
          <table:table-cell table:formula="of:=(315-[.A20])/180*PI()" office:value-type="float" office:value="0.925024503556995" calcext:value-type="float">
            <text:p>0.9250245036</text:p>
          </table:table-cell>
          <table:table-cell office:value-type="float" office:value="3.93" calcext:value-type="float">
            <text:p>3.93</text:p>
          </table:table-cell>
          <table:table-cell table:formula="of:=[.D20]*1000*10" office:value-type="float" office:value="39300" calcext:value-type="float">
            <text:p>39300</text:p>
          </table:table-cell>
          <table:table-cell office:value-type="float" office:value="290" calcext:value-type="float">
            <text:p>290</text:p>
          </table:table-cell>
          <table:table-cell table:formula="of:=[.F20]*10" office:value-type="float" office:value="2900" calcext:value-type="float">
            <text:p>2900</text:p>
          </table:table-cell>
          <table:table-cell table:formula="of:=(2.2008*COS([.C20])-SQRT(1-SIN([.C20])*SIN([.C20])/2.2008/2.2008))/(2.2008*COS([.C20])+SQRT(1-SIN([.C20])*SIN([.C20])/2.2008/2.2008))" office:value-type="float" office:value="0.174018849281704" calcext:value-type="float">
            <text:p>0.1740188493</text:p>
          </table:table-cell>
          <table:table-cell table:formula="of:=[.H20]*[.H20]" office:value-type="float" office:value="0.0302825599053286" calcext:value-type="float">
            <text:p>0.0302825599</text:p>
          </table:table-cell>
          <table:table-cell table:formula="of:=[.H20]*[.H20]*160000" office:value-type="float" office:value="4845.20958485257" calcext:value-type="float">
            <text:p>4845.2095848526</text:p>
          </table:table-cell>
          <table:table-cell office:value-type="float" office:value="2080" calcext:value-type="float">
            <text:p>2080</text:p>
          </table:table-cell>
          <table:table-cell table:formula="of:=[.K20]*10^(0.6)" office:value-type="float" office:value="8280.62914751274" calcext:value-type="float">
            <text:p>8280.629147512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(315-[.A21])" office:value-type="float" office:value="52" calcext:value-type="float">
            <text:p>52</text:p>
          </table:table-cell>
          <table:table-cell table:formula="of:=(315-[.A21])/180*PI()" office:value-type="float" office:value="0.907571211037051" calcext:value-type="float">
            <text:p>0.907571211</text:p>
          </table:table-cell>
          <table:table-cell office:value-type="float" office:value="4" calcext:value-type="float">
            <text:p>4</text:p>
          </table:table-cell>
          <table:table-cell table:formula="of:=[.D21]*1000*10" office:value-type="float" office:value="40000" calcext:value-type="float">
            <text:p>40000</text:p>
          </table:table-cell>
          <table:table-cell table:number-columns-repeated="2"/>
          <table:table-cell table:formula="of:=(2.2008*COS([.C21])-SQRT(1-SIN([.C21])*SIN([.C21])/2.2008/2.2008))/(2.2008*COS([.C21])+SQRT(1-SIN([.C21])*SIN([.C21])/2.2008/2.2008))" office:value-type="float" office:value="0.184059720583334" calcext:value-type="float">
            <text:p>0.1840597206</text:p>
          </table:table-cell>
          <table:table-cell table:formula="of:=[.H21]*[.H21]" office:value-type="float" office:value="0.0338779807412149" calcext:value-type="float">
            <text:p>0.0338779807</text:p>
          </table:table-cell>
          <table:table-cell table:formula="of:=[.H21]*[.H21]*160000" office:value-type="float" office:value="5420.47691859438" calcext:value-type="float">
            <text:p>5420.4769185944</text:p>
          </table:table-cell>
          <table:table-cell office:value-type="float" office:value="2240" calcext:value-type="float">
            <text:p>2240</text:p>
          </table:table-cell>
          <table:table-cell table:formula="of:=[.K21]*10^(0.6)" office:value-type="float" office:value="8917.60062039834" calcext:value-type="float">
            <text:p>8917.600620398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315-[.A22])" office:value-type="float" office:value="51" calcext:value-type="float">
            <text:p>51</text:p>
          </table:table-cell>
          <table:table-cell table:formula="of:=(315-[.A22])/180*PI()" office:value-type="float" office:value="0.890117918517108" calcext:value-type="float">
            <text:p>0.8901179185</text:p>
          </table:table-cell>
          <table:table-cell office:value-type="float" office:value="4.16" calcext:value-type="float">
            <text:p>4.16</text:p>
          </table:table-cell>
          <table:table-cell table:formula="of:=[.D22]*1000*10" office:value-type="float" office:value="41600" calcext:value-type="float">
            <text:p>41600</text:p>
          </table:table-cell>
          <table:table-cell office:value-type="float" office:value="290" calcext:value-type="float">
            <text:p>290</text:p>
          </table:table-cell>
          <table:table-cell table:formula="of:=[.F22]*10" office:value-type="float" office:value="2900" calcext:value-type="float">
            <text:p>2900</text:p>
          </table:table-cell>
          <table:table-cell table:formula="of:=(2.2008*COS([.C22])-SQRT(1-SIN([.C22])*SIN([.C22])/2.2008/2.2008))/(2.2008*COS([.C22])+SQRT(1-SIN([.C22])*SIN([.C22])/2.2008/2.2008))" office:value-type="float" office:value="0.193670952186835" calcext:value-type="float">
            <text:p>0.1936709522</text:p>
          </table:table-cell>
          <table:table-cell table:formula="of:=[.H22]*[.H22]" office:value-type="float" office:value="0.0375084377209553" calcext:value-type="float">
            <text:p>0.0375084377</text:p>
          </table:table-cell>
          <table:table-cell table:formula="of:=[.H22]*[.H22]*160000" office:value-type="float" office:value="6001.35003535286" calcext:value-type="float">
            <text:p>6001.3500353529</text:p>
          </table:table-cell>
          <table:table-cell office:value-type="float" office:value="1640" calcext:value-type="float">
            <text:p>1640</text:p>
          </table:table-cell>
          <table:table-cell table:formula="of:=[.K22]*10^(0.6)" office:value-type="float" office:value="6528.95759707736" calcext:value-type="float">
            <text:p>6528.957597077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(315-[.A23])" office:value-type="float" office:value="50" calcext:value-type="float">
            <text:p>50</text:p>
          </table:table-cell>
          <table:table-cell table:formula="of:=(315-[.A23])/180*PI()" office:value-type="float" office:value="0.872664625997165" calcext:value-type="float">
            <text:p>0.872664626</text:p>
          </table:table-cell>
          <table:table-cell office:value-type="float" office:value="4.12" calcext:value-type="float">
            <text:p>4.12</text:p>
          </table:table-cell>
          <table:table-cell table:formula="of:=[.D23]*1000*10" office:value-type="float" office:value="41200" calcext:value-type="float">
            <text:p>41200</text:p>
          </table:table-cell>
          <table:table-cell table:number-columns-repeated="2"/>
          <table:table-cell table:formula="of:=(2.2008*COS([.C23])-SQRT(1-SIN([.C23])*SIN([.C23])/2.2008/2.2008))/(2.2008*COS([.C23])+SQRT(1-SIN([.C23])*SIN([.C23])/2.2008/2.2008))" office:value-type="float" office:value="0.202873053734322" calcext:value-type="float">
            <text:p>0.2028730537</text:p>
          </table:table-cell>
          <table:table-cell table:formula="of:=[.H23]*[.H23]" office:value-type="float" office:value="0.0411574759314889" calcext:value-type="float">
            <text:p>0.0411574759</text:p>
          </table:table-cell>
          <table:table-cell table:formula="of:=[.H23]*[.H23]*160000" office:value-type="float" office:value="6585.19614903823" calcext:value-type="float">
            <text:p>6585.1961490382</text:p>
          </table:table-cell>
          <table:table-cell office:value-type="float" office:value="3220" calcext:value-type="float">
            <text:p>3220</text:p>
          </table:table-cell>
          <table:table-cell table:formula="of:=[.K23]*10^(0.6)" office:value-type="float" office:value="12819.0508918226" calcext:value-type="float">
            <text:p>12819.050891822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(315-[.A24])" office:value-type="float" office:value="49" calcext:value-type="float">
            <text:p>49</text:p>
          </table:table-cell>
          <table:table-cell table:formula="of:=(315-[.A24])/180*PI()" office:value-type="float" office:value="0.855211333477221" calcext:value-type="float">
            <text:p>0.8552113335</text:p>
          </table:table-cell>
          <table:table-cell office:value-type="float" office:value="4.16" calcext:value-type="float">
            <text:p>4.16</text:p>
          </table:table-cell>
          <table:table-cell table:formula="of:=[.D24]*1000*10" office:value-type="float" office:value="41600" calcext:value-type="float">
            <text:p>41600</text:p>
          </table:table-cell>
          <table:table-cell office:value-type="float" office:value="356" calcext:value-type="float">
            <text:p>356</text:p>
          </table:table-cell>
          <table:table-cell table:formula="of:=[.F24]*10" office:value-type="float" office:value="3560" calcext:value-type="float">
            <text:p>3560</text:p>
          </table:table-cell>
          <table:table-cell table:formula="of:=(2.2008*COS([.C24])-SQRT(1-SIN([.C24])*SIN([.C24])/2.2008/2.2008))/(2.2008*COS([.C24])+SQRT(1-SIN([.C24])*SIN([.C24])/2.2008/2.2008))" office:value-type="float" office:value="0.211685242114061" calcext:value-type="float">
            <text:p>0.2116852421</text:p>
          </table:table-cell>
          <table:table-cell table:formula="of:=[.H24]*[.H24]" office:value-type="float" office:value="0.0448106417288885" calcext:value-type="float">
            <text:p>0.0448106417</text:p>
          </table:table-cell>
          <table:table-cell table:formula="of:=[.H24]*[.H24]*160000" office:value-type="float" office:value="7169.70267662217" calcext:value-type="float">
            <text:p>7169.7026766222</text:p>
          </table:table-cell>
          <table:table-cell office:value-type="float" office:value="4350" calcext:value-type="float">
            <text:p>4350</text:p>
          </table:table-cell>
          <table:table-cell table:formula="of:=[.K24]*10^(0.6)" office:value-type="float" office:value="17317.6619190771" calcext:value-type="float">
            <text:p>17317.661919077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(315-[.A25])" office:value-type="float" office:value="48" calcext:value-type="float">
            <text:p>48</text:p>
          </table:table-cell>
          <table:table-cell table:formula="of:=(315-[.A25])/180*PI()" office:value-type="float" office:value="0.837758040957278" calcext:value-type="float">
            <text:p>0.837758041</text:p>
          </table:table-cell>
          <table:table-cell office:value-type="float" office:value="4.08" calcext:value-type="float">
            <text:p>4.08</text:p>
          </table:table-cell>
          <table:table-cell table:formula="of:=[.D25]*1000*10" office:value-type="float" office:value="40800" calcext:value-type="float">
            <text:p>40800</text:p>
          </table:table-cell>
          <table:table-cell table:number-columns-repeated="2"/>
          <table:table-cell table:formula="of:=(2.2008*COS([.C25])-SQRT(1-SIN([.C25])*SIN([.C25])/2.2008/2.2008))/(2.2008*COS([.C25])+SQRT(1-SIN([.C25])*SIN([.C25])/2.2008/2.2008))" office:value-type="float" office:value="0.220125537127115" calcext:value-type="float">
            <text:p>0.2201255371</text:p>
          </table:table-cell>
          <table:table-cell table:formula="of:=[.H25]*[.H25]" office:value-type="float" office:value="0.048455252095501" calcext:value-type="float">
            <text:p>0.0484552521</text:p>
          </table:table-cell>
          <table:table-cell table:formula="of:=[.H25]*[.H25]*160000" office:value-type="float" office:value="7752.84033528016" calcext:value-type="float">
            <text:p>7752.8403352802</text:p>
          </table:table-cell>
          <table:table-cell office:value-type="float" office:value="5120" calcext:value-type="float">
            <text:p>5120</text:p>
          </table:table-cell>
          <table:table-cell table:formula="of:=[.K25]*10^(0.6)" office:value-type="float" office:value="20383.0871323391" calcext:value-type="float">
            <text:p>20383.087132339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315-[.A26])" office:value-type="float" office:value="47" calcext:value-type="float">
            <text:p>47</text:p>
          </table:table-cell>
          <table:table-cell table:formula="of:=(315-[.A26])/180*PI()" office:value-type="float" office:value="0.820304748437335" calcext:value-type="float">
            <text:p>0.8203047484</text:p>
          </table:table-cell>
          <table:table-cell office:value-type="float" office:value="4.34" calcext:value-type="float">
            <text:p>4.34</text:p>
          </table:table-cell>
          <table:table-cell table:formula="of:=[.D26]*1000*10" office:value-type="float" office:value="43400" calcext:value-type="float">
            <text:p>43400</text:p>
          </table:table-cell>
          <table:table-cell office:value-type="float" office:value="524" calcext:value-type="float">
            <text:p>524</text:p>
          </table:table-cell>
          <table:table-cell table:formula="of:=[.F26]*10" office:value-type="float" office:value="5240" calcext:value-type="float">
            <text:p>5240</text:p>
          </table:table-cell>
          <table:table-cell table:formula="of:=(2.2008*COS([.C26])-SQRT(1-SIN([.C26])*SIN([.C26])/2.2008/2.2008))/(2.2008*COS([.C26])+SQRT(1-SIN([.C26])*SIN([.C26])/2.2008/2.2008))" office:value-type="float" office:value="0.228210848643996" calcext:value-type="float">
            <text:p>0.2282108486</text:p>
          </table:table-cell>
          <table:table-cell table:formula="of:=[.H26]*[.H26]" office:value-type="float" office:value="0.0520801914388127" calcext:value-type="float">
            <text:p>0.0520801914</text:p>
          </table:table-cell>
          <table:table-cell table:formula="of:=[.H26]*[.H26]*160000" office:value-type="float" office:value="8332.83063021003" calcext:value-type="float">
            <text:p>8332.83063021</text:p>
          </table:table-cell>
          <table:table-cell office:value-type="float" office:value="2760" calcext:value-type="float">
            <text:p>2760</text:p>
          </table:table-cell>
          <table:table-cell table:formula="of:=[.K26]*10^(0.6)" office:value-type="float" office:value="10987.7579072765" calcext:value-type="float">
            <text:p>10987.757907276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(315-[.A27])" office:value-type="float" office:value="46" calcext:value-type="float">
            <text:p>46</text:p>
          </table:table-cell>
          <table:table-cell table:formula="of:=(315-[.A27])/180*PI()" office:value-type="float" office:value="0.802851455917391" calcext:value-type="float">
            <text:p>0.8028514559</text:p>
          </table:table-cell>
          <table:table-cell office:value-type="float" office:value="4.5" calcext:value-type="float">
            <text:p>4.5</text:p>
          </table:table-cell>
          <table:table-cell table:formula="of:=[.D27]*1000*10" office:value-type="float" office:value="45000" calcext:value-type="float">
            <text:p>45000</text:p>
          </table:table-cell>
          <table:table-cell table:number-columns-repeated="2"/>
          <table:table-cell table:formula="of:=(2.2008*COS([.C27])-SQRT(1-SIN([.C27])*SIN([.C27])/2.2008/2.2008))/(2.2008*COS([.C27])+SQRT(1-SIN([.C27])*SIN([.C27])/2.2008/2.2008))" office:value-type="float" office:value="0.23595705611997" calcext:value-type="float">
            <text:p>0.2359570561</text:p>
          </table:table-cell>
          <table:table-cell table:formula="of:=[.H27]*[.H27]" office:value-type="float" office:value="0.0556757323328026" calcext:value-type="float">
            <text:p>0.0556757323</text:p>
          </table:table-cell>
          <table:table-cell table:formula="of:=[.H27]*[.H27]*160000" office:value-type="float" office:value="8908.11717324842" calcext:value-type="float">
            <text:p>8908.1171732484</text:p>
          </table:table-cell>
          <table:table-cell office:value-type="float" office:value="3600" calcext:value-type="float">
            <text:p>3600</text:p>
          </table:table-cell>
          <table:table-cell table:formula="of:=[.K27]*10^(0.6)" office:value-type="float" office:value="14331.8581399259" calcext:value-type="float">
            <text:p>14331.858139925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(315-[.A28])" office:value-type="float" office:value="45" calcext:value-type="float">
            <text:p>45</text:p>
          </table:table-cell>
          <table:table-cell table:formula="of:=(315-[.A28])/180*PI()" office:value-type="float" office:value="0.785398163397448" calcext:value-type="float">
            <text:p>0.7853981634</text:p>
          </table:table-cell>
          <table:table-cell office:value-type="float" office:value="4.48" calcext:value-type="float">
            <text:p>4.48</text:p>
          </table:table-cell>
          <table:table-cell table:formula="of:=[.D28]*1000*10" office:value-type="float" office:value="44800" calcext:value-type="float">
            <text:p>44800</text:p>
          </table:table-cell>
          <table:table-cell office:value-type="float" office:value="708" calcext:value-type="float">
            <text:p>708</text:p>
          </table:table-cell>
          <table:table-cell table:formula="of:=[.F28]*10" office:value-type="float" office:value="7080" calcext:value-type="float">
            <text:p>7080</text:p>
          </table:table-cell>
          <table:table-cell table:formula="of:=(2.2008*COS([.C28])-SQRT(1-SIN([.C28])*SIN([.C28])/2.2008/2.2008))/(2.2008*COS([.C28])+SQRT(1-SIN([.C28])*SIN([.C28])/2.2008/2.2008))" office:value-type="float" office:value="0.243379081237319" calcext:value-type="float">
            <text:p>0.2433790812</text:p>
          </table:table-cell>
          <table:table-cell table:formula="of:=[.H28]*[.H28]" office:value-type="float" office:value="0.0592333771839214" calcext:value-type="float">
            <text:p>0.0592333772</text:p>
          </table:table-cell>
          <table:table-cell table:formula="of:=[.H28]*[.H28]*160000" office:value-type="float" office:value="9477.34034942742" calcext:value-type="float">
            <text:p>9477.3403494274</text:p>
          </table:table-cell>
          <table:table-cell office:value-type="float" office:value="6260" calcext:value-type="float">
            <text:p>6260</text:p>
          </table:table-cell>
          <table:table-cell table:formula="of:=[.K28]*10^(0.6)" office:value-type="float" office:value="24921.5088766489" calcext:value-type="float">
            <text:p>24921.508876648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(315-[.A29])" office:value-type="float" office:value="44" calcext:value-type="float">
            <text:p>44</text:p>
          </table:table-cell>
          <table:table-cell table:formula="of:=(315-[.A29])/180*PI()" office:value-type="float" office:value="0.767944870877505" calcext:value-type="float">
            <text:p>0.7679448709</text:p>
          </table:table-cell>
          <table:table-cell office:value-type="float" office:value="4.48" calcext:value-type="float">
            <text:p>4.48</text:p>
          </table:table-cell>
          <table:table-cell table:formula="of:=[.D29]*1000*10" office:value-type="float" office:value="44800" calcext:value-type="float">
            <text:p>44800</text:p>
          </table:table-cell>
          <table:table-cell table:number-columns-repeated="2"/>
          <table:table-cell table:formula="of:=(2.2008*COS([.C29])-SQRT(1-SIN([.C29])*SIN([.C29])/2.2008/2.2008))/(2.2008*COS([.C29])+SQRT(1-SIN([.C29])*SIN([.C29])/2.2008/2.2008))" office:value-type="float" office:value="0.250490954355303" calcext:value-type="float">
            <text:p>0.2504909544</text:p>
          </table:table-cell>
          <table:table-cell table:formula="of:=[.H29]*[.H29]" office:value-type="float" office:value="0.0627457182138304" calcext:value-type="float">
            <text:p>0.0627457182</text:p>
          </table:table-cell>
          <table:table-cell table:formula="of:=[.H29]*[.H29]*160000" office:value-type="float" office:value="10039.3149142129" calcext:value-type="float">
            <text:p>10039.3149142129</text:p>
          </table:table-cell>
          <table:table-cell office:value-type="float" office:value="5920" calcext:value-type="float">
            <text:p>5920</text:p>
          </table:table-cell>
          <table:table-cell table:formula="of:=[.K29]*10^(0.6)" office:value-type="float" office:value="23567.944496767" calcext:value-type="float">
            <text:p>23567.94449676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315-[.A30])" office:value-type="float" office:value="43" calcext:value-type="float">
            <text:p>43</text:p>
          </table:table-cell>
          <table:table-cell table:formula="of:=(315-[.A30])/180*PI()" office:value-type="float" office:value="0.750491578357562" calcext:value-type="float">
            <text:p>0.7504915784</text:p>
          </table:table-cell>
          <table:table-cell office:value-type="float" office:value="4.8" calcext:value-type="float">
            <text:p>4.8</text:p>
          </table:table-cell>
          <table:table-cell table:formula="of:=[.D30]*1000*10" office:value-type="float" office:value="48000" calcext:value-type="float">
            <text:p>48000</text:p>
          </table:table-cell>
          <table:table-cell office:value-type="float" office:value="784" calcext:value-type="float">
            <text:p>784</text:p>
          </table:table-cell>
          <table:table-cell table:formula="of:=[.F30]*10" office:value-type="float" office:value="7840" calcext:value-type="float">
            <text:p>7840</text:p>
          </table:table-cell>
          <table:table-cell table:formula="of:=(2.2008*COS([.C30])-SQRT(1-SIN([.C30])*SIN([.C30])/2.2008/2.2008))/(2.2008*COS([.C30])+SQRT(1-SIN([.C30])*SIN([.C30])/2.2008/2.2008))" office:value-type="float" office:value="0.257305875372115" calcext:value-type="float">
            <text:p>0.2573058754</text:p>
          </table:table-cell>
          <table:table-cell table:formula="of:=[.H30]*[.H30]" office:value-type="float" office:value="0.0662063135010105" calcext:value-type="float">
            <text:p>0.0662063135</text:p>
          </table:table-cell>
          <table:table-cell table:formula="of:=[.H30]*[.H30]*160000" office:value-type="float" office:value="10593.0101601617" calcext:value-type="float">
            <text:p>10593.0101601617</text:p>
          </table:table-cell>
          <table:table-cell office:value-type="float" office:value="6280" calcext:value-type="float">
            <text:p>6280</text:p>
          </table:table-cell>
          <table:table-cell table:formula="of:=[.K30]*10^(0.6)" office:value-type="float" office:value="25001.1303107596" calcext:value-type="float">
            <text:p>25001.130310759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(315-[.A31])" office:value-type="float" office:value="42" calcext:value-type="float">
            <text:p>42</text:p>
          </table:table-cell>
          <table:table-cell table:formula="of:=(315-[.A31])/180*PI()" office:value-type="float" office:value="0.733038285837618" calcext:value-type="float">
            <text:p>0.7330382858</text:p>
          </table:table-cell>
          <table:table-cell office:value-type="float" office:value="5.16" calcext:value-type="float">
            <text:p>5.16</text:p>
          </table:table-cell>
          <table:table-cell table:formula="of:=[.D31]*1000*10" office:value-type="float" office:value="51600" calcext:value-type="float">
            <text:p>51600</text:p>
          </table:table-cell>
          <table:table-cell table:number-columns-repeated="2"/>
          <table:table-cell table:formula="of:=(2.2008*COS([.C31])-SQRT(1-SIN([.C31])*SIN([.C31])/2.2008/2.2008))/(2.2008*COS([.C31])+SQRT(1-SIN([.C31])*SIN([.C31])/2.2008/2.2008))" office:value-type="float" office:value="0.263836269536118" calcext:value-type="float">
            <text:p>0.2638362695</text:p>
          </table:table-cell>
          <table:table-cell table:formula="of:=[.H31]*[.H31]" office:value-type="float" office:value="0.0696095771227354" calcext:value-type="float">
            <text:p>0.0696095771</text:p>
          </table:table-cell>
          <table:table-cell table:formula="of:=[.H31]*[.H31]*160000" office:value-type="float" office:value="11137.5323396377" calcext:value-type="float">
            <text:p>11137.5323396377</text:p>
          </table:table-cell>
          <table:table-cell office:value-type="float" office:value="5480" calcext:value-type="float">
            <text:p>5480</text:p>
          </table:table-cell>
          <table:table-cell table:formula="of:=[.K31]*10^(0.6)" office:value-type="float" office:value="21816.2729463317" calcext:value-type="float">
            <text:p>21816.272946331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(315-[.A32])" office:value-type="float" office:value="41" calcext:value-type="float">
            <text:p>41</text:p>
          </table:table-cell>
          <table:table-cell table:formula="of:=(315-[.A32])/180*PI()" office:value-type="float" office:value="0.715584993317675" calcext:value-type="float">
            <text:p>0.7155849933</text:p>
          </table:table-cell>
          <table:table-cell office:value-type="float" office:value="5.4" calcext:value-type="float">
            <text:p>5.4</text:p>
          </table:table-cell>
          <table:table-cell table:formula="of:=[.D32]*1000*10" office:value-type="float" office:value="54000" calcext:value-type="float">
            <text:p>54000</text:p>
          </table:table-cell>
          <table:table-cell office:value-type="float" office:value="1040" calcext:value-type="float">
            <text:p>1040</text:p>
          </table:table-cell>
          <table:table-cell table:formula="of:=[.F32]*10" office:value-type="float" office:value="10400" calcext:value-type="float">
            <text:p>10400</text:p>
          </table:table-cell>
          <table:table-cell table:formula="of:=(2.2008*COS([.C32])-SQRT(1-SIN([.C32])*SIN([.C32])/2.2008/2.2008))/(2.2008*COS([.C32])+SQRT(1-SIN([.C32])*SIN([.C32])/2.2008/2.2008))" office:value-type="float" office:value="0.270093838684907" calcext:value-type="float">
            <text:p>0.2700938387</text:p>
          </table:table-cell>
          <table:table-cell table:formula="of:=[.H32]*[.H32]" office:value-type="float" office:value="0.0729506816955485" calcext:value-type="float">
            <text:p>0.0729506817</text:p>
          </table:table-cell>
          <table:table-cell table:formula="of:=[.H32]*[.H32]*160000" office:value-type="float" office:value="11672.1090712878" calcext:value-type="float">
            <text:p>11672.1090712878</text:p>
          </table:table-cell>
          <table:table-cell office:value-type="float" office:value="5800" calcext:value-type="float">
            <text:p>5800</text:p>
          </table:table-cell>
          <table:table-cell table:formula="of:=[.K32]*10^(0.6)" office:value-type="float" office:value="23090.2158921028" calcext:value-type="float">
            <text:p>23090.215892102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(315-[.A33])" office:value-type="float" office:value="40" calcext:value-type="float">
            <text:p>40</text:p>
          </table:table-cell>
          <table:table-cell table:formula="of:=(315-[.A33])/180*PI()" office:value-type="float" office:value="0.698131700797732" calcext:value-type="float">
            <text:p>0.6981317008</text:p>
          </table:table-cell>
          <table:table-cell office:value-type="float" office:value="5.04" calcext:value-type="float">
            <text:p>5.04</text:p>
          </table:table-cell>
          <table:table-cell table:formula="of:=[.D33]*1000*10" office:value-type="float" office:value="50400" calcext:value-type="float">
            <text:p>50400</text:p>
          </table:table-cell>
          <table:table-cell table:number-columns-repeated="2"/>
          <table:table-cell table:formula="of:=(2.2008*COS([.C33])-SQRT(1-SIN([.C33])*SIN([.C33])/2.2008/2.2008))/(2.2008*COS([.C33])+SQRT(1-SIN([.C33])*SIN([.C33])/2.2008/2.2008))" office:value-type="float" office:value="0.276089608339083" calcext:value-type="float">
            <text:p>0.2760896083</text:p>
          </table:table-cell>
          <table:table-cell table:formula="of:=[.H33]*[.H33]" office:value-type="float" office:value="0.0762254718328284" calcext:value-type="float">
            <text:p>0.0762254718</text:p>
          </table:table-cell>
          <table:table-cell table:formula="of:=[.H33]*[.H33]*160000" office:value-type="float" office:value="12196.0754932525" calcext:value-type="float">
            <text:p>12196.0754932525</text:p>
          </table:table-cell>
          <table:table-cell office:value-type="float" office:value="6960" calcext:value-type="float">
            <text:p>6960</text:p>
          </table:table-cell>
          <table:table-cell table:formula="of:=[.K33]*10^(0.6)" office:value-type="float" office:value="27708.2590705234" calcext:value-type="float">
            <text:p>27708.259070523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315-[.A34])" office:value-type="float" office:value="39" calcext:value-type="float">
            <text:p>39</text:p>
          </table:table-cell>
          <table:table-cell table:formula="of:=(315-[.A34])/180*PI()" office:value-type="float" office:value="0.680678408277789" calcext:value-type="float">
            <text:p>0.6806784083</text:p>
          </table:table-cell>
          <table:table-cell office:value-type="float" office:value="4.88" calcext:value-type="float">
            <text:p>4.88</text:p>
          </table:table-cell>
          <table:table-cell table:formula="of:=[.D34]*1000*10" office:value-type="float" office:value="48800" calcext:value-type="float">
            <text:p>48800</text:p>
          </table:table-cell>
          <table:table-cell office:value-type="float" office:value="1330" calcext:value-type="float">
            <text:p>1330</text:p>
          </table:table-cell>
          <table:table-cell table:formula="of:=[.F34]*10" office:value-type="float" office:value="13300" calcext:value-type="float">
            <text:p>13300</text:p>
          </table:table-cell>
          <table:table-cell table:formula="of:=(2.2008*COS([.C34])-SQRT(1-SIN([.C34])*SIN([.C34])/2.2008/2.2008))/(2.2008*COS([.C34])+SQRT(1-SIN([.C34])*SIN([.C34])/2.2008/2.2008))" office:value-type="float" office:value="0.281833971032163" calcext:value-type="float">
            <text:p>0.281833971</text:p>
          </table:table-cell>
          <table:table-cell table:formula="of:=[.H34]*[.H34]" office:value-type="float" office:value="0.079430387227758" calcext:value-type="float">
            <text:p>0.0794303872</text:p>
          </table:table-cell>
          <table:table-cell table:formula="of:=[.H34]*[.H34]*160000" office:value-type="float" office:value="12708.8619564413" calcext:value-type="float">
            <text:p>12708.8619564413</text:p>
          </table:table-cell>
          <table:table-cell office:value-type="float" office:value="6680" calcext:value-type="float">
            <text:p>6680</text:p>
          </table:table-cell>
          <table:table-cell table:formula="of:=[.K34]*10^(0.6)" office:value-type="float" office:value="26593.5589929736" calcext:value-type="float">
            <text:p>26593.558992973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(315-[.A35])" office:value-type="float" office:value="38" calcext:value-type="float">
            <text:p>38</text:p>
          </table:table-cell>
          <table:table-cell table:formula="of:=(315-[.A35])/180*PI()" office:value-type="float" office:value="0.663225115757845" calcext:value-type="float">
            <text:p>0.6632251158</text:p>
          </table:table-cell>
          <table:table-cell office:value-type="float" office:value="5.24" calcext:value-type="float">
            <text:p>5.24</text:p>
          </table:table-cell>
          <table:table-cell table:formula="of:=[.D35]*1000*10" office:value-type="float" office:value="52400" calcext:value-type="float">
            <text:p>52400</text:p>
          </table:table-cell>
          <table:table-cell table:number-columns-repeated="2"/>
          <table:table-cell table:formula="of:=(2.2008*COS([.C35])-SQRT(1-SIN([.C35])*SIN([.C35])/2.2008/2.2008))/(2.2008*COS([.C35])+SQRT(1-SIN([.C35])*SIN([.C35])/2.2008/2.2008))" office:value-type="float" office:value="0.287336726217892" calcext:value-type="float">
            <text:p>0.2873367262</text:p>
          </table:table-cell>
          <table:table-cell table:formula="of:=[.H35]*[.H35]" office:value-type="float" office:value="0.0825623942336159" calcext:value-type="float">
            <text:p>0.0825623942</text:p>
          </table:table-cell>
          <table:table-cell table:formula="of:=[.H35]*[.H35]*160000" office:value-type="float" office:value="13209.9830773785" calcext:value-type="float">
            <text:p>13209.9830773785</text:p>
          </table:table-cell>
          <table:table-cell office:value-type="float" office:value="6360" calcext:value-type="float">
            <text:p>6360</text:p>
          </table:table-cell>
          <table:table-cell table:formula="of:=[.K35]*10^(0.6)" office:value-type="float" office:value="25319.6160472024" calcext:value-type="float">
            <text:p>25319.616047202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(315-[.A36])" office:value-type="float" office:value="37" calcext:value-type="float">
            <text:p>37</text:p>
          </table:table-cell>
          <table:table-cell table:formula="of:=(315-[.A36])/180*PI()" office:value-type="float" office:value="0.645771823237902" calcext:value-type="float">
            <text:p>0.6457718232</text:p>
          </table:table-cell>
          <table:table-cell office:value-type="float" office:value="4.92" calcext:value-type="float">
            <text:p>4.92</text:p>
          </table:table-cell>
          <table:table-cell table:formula="of:=[.D36]*1000*10" office:value-type="float" office:value="49200" calcext:value-type="float">
            <text:p>49200</text:p>
          </table:table-cell>
          <table:table-cell office:value-type="float" office:value="2180" calcext:value-type="float">
            <text:p>2180</text:p>
          </table:table-cell>
          <table:table-cell table:formula="of:=[.F36]*10" office:value-type="float" office:value="21800" calcext:value-type="float">
            <text:p>21800</text:p>
          </table:table-cell>
          <table:table-cell table:formula="of:=(2.2008*COS([.C36])-SQRT(1-SIN([.C36])*SIN([.C36])/2.2008/2.2008))/(2.2008*COS([.C36])+SQRT(1-SIN([.C36])*SIN([.C36])/2.2008/2.2008))" office:value-type="float" office:value="0.292607117060823" calcext:value-type="float">
            <text:p>0.2926071171</text:p>
          </table:table-cell>
          <table:table-cell table:formula="of:=[.H36]*[.H36]" office:value-type="float" office:value="0.0856189249546461" calcext:value-type="float">
            <text:p>0.085618925</text:p>
          </table:table-cell>
          <table:table-cell table:formula="of:=[.H36]*[.H36]*160000" office:value-type="float" office:value="13699.0279927434" calcext:value-type="float">
            <text:p>13699.0279927434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(315-[.A37])" office:value-type="float" office:value="36" calcext:value-type="float">
            <text:p>36</text:p>
          </table:table-cell>
          <table:table-cell table:formula="of:=(315-[.A37])/180*PI()" office:value-type="float" office:value="0.628318530717959" calcext:value-type="float">
            <text:p>0.6283185307</text:p>
          </table:table-cell>
          <table:table-cell office:value-type="float" office:value="5.08" calcext:value-type="float">
            <text:p>5.08</text:p>
          </table:table-cell>
          <table:table-cell table:formula="of:=[.D37]*1000*10" office:value-type="float" office:value="50800" calcext:value-type="float">
            <text:p>50800</text:p>
          </table:table-cell>
          <table:table-cell table:number-columns-repeated="2"/>
          <table:table-cell table:formula="of:=(2.2008*COS([.C37])-SQRT(1-SIN([.C37])*SIN([.C37])/2.2008/2.2008))/(2.2008*COS([.C37])+SQRT(1-SIN([.C37])*SIN([.C37])/2.2008/2.2008))" office:value-type="float" office:value="0.297653864384595" calcext:value-type="float">
            <text:p>0.2976538644</text:p>
          </table:table-cell>
          <table:table-cell table:formula="of:=[.H37]*[.H37]" office:value-type="float" office:value="0.0885978229830829" calcext:value-type="float">
            <text:p>0.088597823</text:p>
          </table:table-cell>
          <table:table-cell table:formula="of:=[.H37]*[.H37]*160000" office:value-type="float" office:value="14175.6516772933" calcext:value-type="float">
            <text:p>14175.6516772933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315-[.A38])" office:value-type="float" office:value="35" calcext:value-type="float">
            <text:p>35</text:p>
          </table:table-cell>
          <table:table-cell table:formula="of:=(315-[.A38])/180*PI()" office:value-type="float" office:value="0.610865238198015" calcext:value-type="float">
            <text:p>0.6108652382</text:p>
          </table:table-cell>
          <table:table-cell office:value-type="float" office:value="5.32" calcext:value-type="float">
            <text:p>5.32</text:p>
          </table:table-cell>
          <table:table-cell table:formula="of:=[.D38]*1000*10" office:value-type="float" office:value="53200" calcext:value-type="float">
            <text:p>53200</text:p>
          </table:table-cell>
          <table:table-cell office:value-type="float" office:value="2120" calcext:value-type="float">
            <text:p>2120</text:p>
          </table:table-cell>
          <table:table-cell table:formula="of:=[.F38]*10" office:value-type="float" office:value="21200" calcext:value-type="float">
            <text:p>21200</text:p>
          </table:table-cell>
          <table:table-cell table:formula="of:=(2.2008*COS([.C38])-SQRT(1-SIN([.C38])*SIN([.C38])/2.2008/2.2008))/(2.2008*COS([.C38])+SQRT(1-SIN([.C38])*SIN([.C38])/2.2008/2.2008))" office:value-type="float" office:value="0.302485198024559" calcext:value-type="float">
            <text:p>0.302485198</text:p>
          </table:table-cell>
          <table:table-cell table:formula="of:=[.H38]*[.H38]" office:value-type="float" office:value="0.091497295023957" calcext:value-type="float">
            <text:p>0.091497295</text:p>
          </table:table-cell>
          <table:table-cell table:formula="of:=[.H38]*[.H38]*160000" office:value-type="float" office:value="14639.5672038331" calcext:value-type="float">
            <text:p>14639.5672038331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(315-[.A39])" office:value-type="float" office:value="34" calcext:value-type="float">
            <text:p>34</text:p>
          </table:table-cell>
          <table:table-cell table:formula="of:=(315-[.A39])/180*PI()" office:value-type="float" office:value="0.593411945678072" calcext:value-type="float">
            <text:p>0.5934119457</text:p>
          </table:table-cell>
          <table:table-cell office:value-type="float" office:value="5.32" calcext:value-type="float">
            <text:p>5.32</text:p>
          </table:table-cell>
          <table:table-cell table:formula="of:=[.D39]*1000*10" office:value-type="float" office:value="53200" calcext:value-type="float">
            <text:p>53200</text:p>
          </table:table-cell>
          <table:table-cell table:number-columns-repeated="2"/>
          <table:table-cell table:formula="of:=(2.2008*COS([.C39])-SQRT(1-SIN([.C39])*SIN([.C39])/2.2008/2.2008))/(2.2008*COS([.C39])+SQRT(1-SIN([.C39])*SIN([.C39])/2.2008/2.2008))" office:value-type="float" office:value="0.307108885806661" calcext:value-type="float">
            <text:p>0.3071088858</text:p>
          </table:table-cell>
          <table:table-cell table:formula="of:=[.H39]*[.H39]" office:value-type="float" office:value="0.0943158677414089" calcext:value-type="float">
            <text:p>0.0943158677</text:p>
          </table:table-cell>
          <table:table-cell table:formula="of:=[.H39]*[.H39]*160000" office:value-type="float" office:value="15090.5388386254" calcext:value-type="float">
            <text:p>15090.5388386254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H40]*[.H40]*17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H41]*[.H41]*17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H42]*[.H42]*17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H43]*[.H43]*17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H44]*[.H44]*17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H45]*[.H45]*175000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00/00/0000</text:date>, <text:time style:data-style-name="N2" text:time-value="00:39:20.5458877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3T22:02:50.226164179</meta:creation-date>
    <dc:date>2015-07-24T00:56:31.447247707</dc:date>
    <meta:editing-duration>PT41M22S</meta:editing-duration>
    <meta:editing-cycles>9</meta:editing-cycles>
    <meta:generator>LibreOffice/4.2.8.2$Linux_x86 LibreOffice_project/420m0$Build-2</meta:generator>
    <meta:document-statistic meta:table-count="1" meta:cell-count="3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size="18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559cm" svg:height="18.545cm" xlink:href=".." xlink:type="simple" chart:class="chart:scatter" chart:column-mapping="0 1 2 4 3" chart:style-name="ch1">
        <chart:legend svg:x="20.063cm" svg:y="0.812cm" style:legend-expansion="custom" chartooo:width="5.045cm" chartooo:height="2.2cm" style:legend-expansion-aspect-ratio="2.29318181818182" chart:style-name="ch2"/>
        <chart:plot-area chart:style-name="ch3" table:cell-range-address="Sheet1.B3:Sheet1.B39 Sheet1.E2:Sheet1.E39 Sheet1.G2:Sheet1.G39 Sheet1.L2:Sheet1.L39 Sheet1.J2:Sheet1.J39" chart:data-source-has-labels="row" svg:x="0.396cm" svg:y="0.369cm" svg:width="25.999cm" svg:height="16.816cm">
          <chartooo:coordinate-region svg:x="1.706cm" svg:y="0.583cm" svg:width="24.356cm" svg:height="15.657cm"/>
          <chart:axis chart:dimension="x" chart:name="primary-x" chart:style-name="ch4">
            <chart:title svg:x="8.531cm" svg:y="17.273cm" chart:style-name="ch5">
              <text:p>Incident angle [degree]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E3:Sheet1.E39" chart:label-cell-address="Sheet1.E2:Sheet1.E2" chart:class="chart:scatter">
            <chart:domain table:cell-range-address="Sheet1.B3:Sheet1.B39"/>
            <chart:data-point chart:repeated="37"/>
          </chart:series>
          <chart:series chart:style-name="ch9" chart:values-cell-range-address="Sheet1.G3:Sheet1.G39" chart:label-cell-address="Sheet1.G2:Sheet1.G2" chart:class="chart:scatter">
            <chart:data-point chart:repeated="37"/>
          </chart:series>
          <chart:series chart:style-name="ch10" chart:values-cell-range-address="Sheet1.L3:Sheet1.L39" chart:label-cell-address="Sheet1.L2:Sheet1.L2" chart:class="chart:scatter">
            <chart:data-point chart:repeated="37"/>
          </chart:series>
          <chart:series chart:style-name="ch11" chart:values-cell-range-address="Sheet1.J3:Sheet1.J39" chart:label-cell-address="Sheet1.J2:Sheet1.J2" chart:class="chart:scatter">
            <chart:data-point chart:repeated="3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irror</text:p>
                <draw:g>
                  <svg:desc>Sheet1.E2:Sheet1.E2</svg:desc>
                </draw:g>
              </table:table-cell>
              <table:table-cell office:value-type="string">
                <text:p>ZnS</text:p>
                <draw:g>
                  <svg:desc>Sheet1.G2:Sheet1.G2</svg:desc>
                </draw:g>
              </table:table-cell>
              <table:table-cell office:value-type="string">
                <text:p>Grating</text:p>
                <draw:g>
                  <svg:desc>Sheet1.L2:Sheet1.L2</svg:desc>
                </draw:g>
              </table:table-cell>
              <table:table-cell office:value-type="string">
                <text:p>Fresnel reflection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">
                <text:p>70</text:p>
                <draw:g>
                  <svg:desc>Sheet1.B3:Sheet1.B39</svg:desc>
                </draw:g>
              </table:table-cell>
              <table:table-cell office:value-type="float" office:value="NaN">
                <text:p>NaN</text:p>
                <draw:g>
                  <svg:desc>Sheet1.E3:Sheet1.E39</svg:desc>
                </draw:g>
              </table:table-cell>
              <table:table-cell office:value-type="float" office:value="NaN">
                <text:p>NaN</text:p>
                <draw:g>
                  <svg:desc>Sheet1.G3:Sheet1.G39</svg:desc>
                </draw:g>
              </table:table-cell>
              <table:table-cell office:value-type="float" office:value="NaN">
                <text:p>NaN</text:p>
                <draw:g>
                  <svg:desc>Sheet1.L3:Sheet1.L39</svg:desc>
                </draw:g>
              </table:table-cell>
              <table:table-cell office:value-type="float" office:value="1338.33262346728">
                <text:p>1338.33262346728</text:p>
                <draw:g>
                  <svg:desc>Sheet1.J3:Sheet1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670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761.341316963173">
                <text:p>761.3413169631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9.11010081473">
                <text:p>1449.11010081473</text:p>
              </table:table-cell>
              <table:table-cell office:value-type="float" office:value="363.201744153426">
                <text:p>363.2017441534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670">
                <text:p>670</text:p>
              </table:table-cell>
              <table:table-cell office:value-type="float" office:value="1496.88296128115">
                <text:p>1496.88296128115</text:p>
              </table:table-cell>
              <table:table-cell office:value-type="float" office:value="119.906650446879">
                <text:p>119.9066504468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0.20154268041">
                <text:p>1640.20154268041</text:p>
              </table:table-cell>
              <table:table-cell office:value-type="float" office:value="10.5138083749248">
                <text:p>10.5138083749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880">
                <text:p>880</text:p>
              </table:table-cell>
              <table:table-cell office:value-type="float" office:value="1640.20154268041">
                <text:p>1640.20154268041</text:p>
              </table:table-cell>
              <table:table-cell office:value-type="float" office:value="16.7277295181504">
                <text:p>16.72772951815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9.02158921028">
                <text:p>2309.02158921028</text:p>
              </table:table-cell>
              <table:table-cell office:value-type="float" office:value="122.543706111255">
                <text:p>122.5437061112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2261.24872874386">
                <text:p>2261.24872874386</text:p>
              </table:table-cell>
              <table:table-cell office:value-type="float" office:value="313.944023569075">
                <text:p>313.944023569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7.88589154238">
                <text:p>2547.88589154238</text:p>
              </table:table-cell>
              <table:table-cell office:value-type="float" office:value="578.637986134485">
                <text:p>578.6379861344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560">
                <text:p>1560</text:p>
              </table:table-cell>
              <table:table-cell office:value-type="float" office:value="3200.78165125012">
                <text:p>3200.78165125012</text:p>
              </table:table-cell>
              <table:table-cell office:value-type="float" office:value="905.838853957138">
                <text:p>905.838853957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6.32737218296">
                <text:p>3296.32737218296</text:p>
              </table:table-cell>
              <table:table-cell office:value-type="float" office:value="1286.07197200804">
                <text:p>1286.071972008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1840">
                <text:p>1840</text:p>
              </table:table-cell>
              <table:table-cell office:value-type="float" office:value="3439.64595358222">
                <text:p>3439.64595358222</text:p>
              </table:table-cell>
              <table:table-cell office:value-type="float" office:value="1711.00933464099">
                <text:p>1711.009334640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8.98959314382">
                <text:p>4418.98959314382</text:p>
              </table:table-cell>
              <table:table-cell office:value-type="float" office:value="2173.32661774">
                <text:p>2173.326617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2500">
                <text:p>2500</text:p>
              </table:table-cell>
              <table:table-cell office:value-type="float" office:value="5334.63608541686">
                <text:p>5334.63608541686</text:p>
              </table:table-cell>
              <table:table-cell office:value-type="float" office:value="2666.57935746175">
                <text:p>2666.579357461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6.15034897407">
                <text:p>5016.15034897407</text:p>
              </table:table-cell>
              <table:table-cell office:value-type="float" office:value="3185.09548768781">
                <text:p>3185.095487687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">
                <text:p>55</text:p>
              </table:table-cell>
              <table:table-cell office:value-type="float" office:value="38800">
                <text:p>38800</text:p>
              </table:table-cell>
              <table:table-cell office:value-type="float" office:value="2900">
                <text:p>2900</text:p>
              </table:table-cell>
              <table:table-cell office:value-type="float" office:value="5493.87895363826">
                <text:p>5493.87895363826</text:p>
              </table:table-cell>
              <table:table-cell office:value-type="float" office:value="3723.88188898448">
                <text:p>3723.881888984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">
                <text:p>54</text:p>
              </table:table-cell>
              <table:table-cell office:value-type="float" office:value="39400">
                <text:p>39400</text:p>
              </table:table-cell>
              <table:table-cell office:value-type="float" office:value="NaN">
                <text:p>NaN</text:p>
              </table:table-cell>
              <table:table-cell office:value-type="float" office:value="9315.70779095184">
                <text:p>9315.70779095184</text:p>
              </table:table-cell>
              <table:table-cell office:value-type="float" office:value="4278.54296732602">
                <text:p>4278.54296732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">
                <text:p>53</text:p>
              </table:table-cell>
              <table:table-cell office:value-type="float" office:value="39300">
                <text:p>39300</text:p>
              </table:table-cell>
              <table:table-cell office:value-type="float" office:value="2900">
                <text:p>2900</text:p>
              </table:table-cell>
              <table:table-cell office:value-type="float" office:value="8280.62914751274">
                <text:p>8280.62914751274</text:p>
              </table:table-cell>
              <table:table-cell office:value-type="float" office:value="4845.20958485257">
                <text:p>4845.209584852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">
                <text:p>52</text:p>
              </table:table-cell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8917.60062039834">
                <text:p>8917.60062039834</text:p>
              </table:table-cell>
              <table:table-cell office:value-type="float" office:value="5420.47691859438">
                <text:p>5420.476918594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">
                <text:p>51</text:p>
              </table:table-cell>
              <table:table-cell office:value-type="float" office:value="41600">
                <text:p>41600</text:p>
              </table:table-cell>
              <table:table-cell office:value-type="float" office:value="2900">
                <text:p>2900</text:p>
              </table:table-cell>
              <table:table-cell office:value-type="float" office:value="6528.95759707736">
                <text:p>6528.95759707736</text:p>
              </table:table-cell>
              <table:table-cell office:value-type="float" office:value="6001.35003535286">
                <text:p>6001.350035352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41200">
                <text:p>41200</text:p>
              </table:table-cell>
              <table:table-cell office:value-type="float" office:value="NaN">
                <text:p>NaN</text:p>
              </table:table-cell>
              <table:table-cell office:value-type="float" office:value="12819.0508918226">
                <text:p>12819.0508918226</text:p>
              </table:table-cell>
              <table:table-cell office:value-type="float" office:value="6585.19614903823">
                <text:p>6585.196149038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">
                <text:p>49</text:p>
              </table:table-cell>
              <table:table-cell office:value-type="float" office:value="41600">
                <text:p>41600</text:p>
              </table:table-cell>
              <table:table-cell office:value-type="float" office:value="3560">
                <text:p>3560</text:p>
              </table:table-cell>
              <table:table-cell office:value-type="float" office:value="17317.6619190771">
                <text:p>17317.6619190771</text:p>
              </table:table-cell>
              <table:table-cell office:value-type="float" office:value="7169.70267662217">
                <text:p>7169.702676622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">
                <text:p>48</text:p>
              </table:table-cell>
              <table:table-cell office:value-type="float" office:value="40800">
                <text:p>40800</text:p>
              </table:table-cell>
              <table:table-cell office:value-type="float" office:value="NaN">
                <text:p>NaN</text:p>
              </table:table-cell>
              <table:table-cell office:value-type="float" office:value="20383.0871323391">
                <text:p>20383.0871323391</text:p>
              </table:table-cell>
              <table:table-cell office:value-type="float" office:value="7752.84033528016">
                <text:p>7752.840335280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43400">
                <text:p>43400</text:p>
              </table:table-cell>
              <table:table-cell office:value-type="float" office:value="5240">
                <text:p>5240</text:p>
              </table:table-cell>
              <table:table-cell office:value-type="float" office:value="10987.7579072765">
                <text:p>10987.7579072765</text:p>
              </table:table-cell>
              <table:table-cell office:value-type="float" office:value="8332.83063021003">
                <text:p>8332.830630210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">
                <text:p>46</text:p>
              </table:table-cell>
              <table:table-cell office:value-type="float" office:value="45000">
                <text:p>45000</text:p>
              </table:table-cell>
              <table:table-cell office:value-type="float" office:value="NaN">
                <text:p>NaN</text:p>
              </table:table-cell>
              <table:table-cell office:value-type="float" office:value="14331.8581399259">
                <text:p>14331.8581399259</text:p>
              </table:table-cell>
              <table:table-cell office:value-type="float" office:value="8908.11717324842">
                <text:p>8908.117173248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">
                <text:p>45</text:p>
              </table:table-cell>
              <table:table-cell office:value-type="float" office:value="44800">
                <text:p>44800</text:p>
              </table:table-cell>
              <table:table-cell office:value-type="float" office:value="7080">
                <text:p>7080</text:p>
              </table:table-cell>
              <table:table-cell office:value-type="float" office:value="24921.5088766489">
                <text:p>24921.5088766489</text:p>
              </table:table-cell>
              <table:table-cell office:value-type="float" office:value="9477.34034942742">
                <text:p>9477.340349427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">
                <text:p>44</text:p>
              </table:table-cell>
              <table:table-cell office:value-type="float" office:value="44800">
                <text:p>44800</text:p>
              </table:table-cell>
              <table:table-cell office:value-type="float" office:value="NaN">
                <text:p>NaN</text:p>
              </table:table-cell>
              <table:table-cell office:value-type="float" office:value="23567.944496767">
                <text:p>23567.944496767</text:p>
              </table:table-cell>
              <table:table-cell office:value-type="float" office:value="10039.3149142129">
                <text:p>10039.31491421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48000">
                <text:p>48000</text:p>
              </table:table-cell>
              <table:table-cell office:value-type="float" office:value="7840">
                <text:p>7840</text:p>
              </table:table-cell>
              <table:table-cell office:value-type="float" office:value="25001.1303107596">
                <text:p>25001.1303107596</text:p>
              </table:table-cell>
              <table:table-cell office:value-type="float" office:value="10593.0101601617">
                <text:p>10593.01016016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">
                <text:p>42</text:p>
              </table:table-cell>
              <table:table-cell office:value-type="float" office:value="51600">
                <text:p>51600</text:p>
              </table:table-cell>
              <table:table-cell office:value-type="float" office:value="NaN">
                <text:p>NaN</text:p>
              </table:table-cell>
              <table:table-cell office:value-type="float" office:value="21816.2729463317">
                <text:p>21816.2729463317</text:p>
              </table:table-cell>
              <table:table-cell office:value-type="float" office:value="11137.5323396377">
                <text:p>11137.53233963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">
                <text:p>41</text:p>
              </table:table-cell>
              <table:table-cell office:value-type="float" office:value="54000">
                <text:p>54000</text:p>
              </table:table-cell>
              <table:table-cell office:value-type="float" office:value="10400">
                <text:p>10400</text:p>
              </table:table-cell>
              <table:table-cell office:value-type="float" office:value="23090.2158921028">
                <text:p>23090.2158921028</text:p>
              </table:table-cell>
              <table:table-cell office:value-type="float" office:value="11672.1090712878">
                <text:p>11672.10907128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50400">
                <text:p>50400</text:p>
              </table:table-cell>
              <table:table-cell office:value-type="float" office:value="NaN">
                <text:p>NaN</text:p>
              </table:table-cell>
              <table:table-cell office:value-type="float" office:value="27708.2590705234">
                <text:p>27708.2590705234</text:p>
              </table:table-cell>
              <table:table-cell office:value-type="float" office:value="12196.0754932525">
                <text:p>12196.07549325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48800">
                <text:p>48800</text:p>
              </table:table-cell>
              <table:table-cell office:value-type="float" office:value="13300">
                <text:p>13300</text:p>
              </table:table-cell>
              <table:table-cell office:value-type="float" office:value="26593.5589929736">
                <text:p>26593.5589929736</text:p>
              </table:table-cell>
              <table:table-cell office:value-type="float" office:value="12708.8619564413">
                <text:p>12708.86195644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52400">
                <text:p>52400</text:p>
              </table:table-cell>
              <table:table-cell office:value-type="float" office:value="NaN">
                <text:p>NaN</text:p>
              </table:table-cell>
              <table:table-cell office:value-type="float" office:value="25319.6160472024">
                <text:p>25319.6160472024</text:p>
              </table:table-cell>
              <table:table-cell office:value-type="float" office:value="13209.9830773785">
                <text:p>13209.98307737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49200">
                <text:p>49200</text:p>
              </table:table-cell>
              <table:table-cell office:value-type="float" office:value="21800">
                <text:p>21800</text:p>
              </table:table-cell>
              <table:table-cell office:value-type="float" office:value="NaN">
                <text:p>NaN</text:p>
              </table:table-cell>
              <table:table-cell office:value-type="float" office:value="13699.0279927434">
                <text:p>13699.02799274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50800">
                <text:p>50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75.6516772933">
                <text:p>14175.65167729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53200">
                <text:p>53200</text:p>
              </table:table-cell>
              <table:table-cell office:value-type="float" office:value="21200">
                <text:p>21200</text:p>
              </table:table-cell>
              <table:table-cell office:value-type="float" office:value="NaN">
                <text:p>NaN</text:p>
              </table:table-cell>
              <table:table-cell office:value-type="float" office:value="14639.5672038331">
                <text:p>14639.56720383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53200">
                <text:p>53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90.5388386254">
                <text:p>15090.53883862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